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pl" number:country="PL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7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85.25mm" svg:height="160.49mm" svg:x="257.99mm" svg:y="56.85mm">
            <draw:object draw:notify-on-update-of-ranges="Arkusz1.A1:Arkusz1.A1 Arkusz1.A2:Arkusz1.A51 Arkusz1.E1:Arkusz1.E1 Arkusz1.E2:Arkusz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5.25mm" svg:height="160.49mm" svg:x="308.92mm" svg:y="267.22mm">
            <draw:object draw:notify-on-update-of-ranges="Arkusz1.A1:Arkusz1.A1 Arkusz1.A2:Arkusz1.A51 Arkusz1.B1:Arkusz1.B1 Arkusz1.B2:Arkusz1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5.25mm" svg:height="160.49mm" svg:x="26.98mm" svg:y="263.51mm">
            <draw:object draw:notify-on-update-of-ranges="Arkusz1.A1:Arkusz1.A1 Arkusz1.A2:Arkusz1.A51 Arkusz1.B1:Arkusz1.B1 Arkusz1.B2:Arkusz1.B51 Arkusz1.D1:Arkusz1.D1 Arkusz1.D2:Arkusz1.D51 Arkusz1.A2:Arkusz1.A51 Arkusz1.A2:Arkusz1.A51 Arkusz1.C1:Arkusz1.C1 Arkusz1.C2:Arkusz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d*100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-Min</text:p>
          </table:table-cell>
          <table:table-cell table:style-name="ce1" office:value-type="string" calcext:value-type="string">
            <text:p>(Max+Min)/2</text:p>
          </table:table-cell>
          <table:table-cell table:style-name="ce1" office:value-type="string" calcext:value-type="string">
            <text:p>Avg-Avg2</text:p>
          </table:table-cell>
          <table:table-cell/>
          <table:table-cell table:style-name="ce1" office:value-type="string" calcext:value-type="string">
            <text:p>Ind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166667" calcext:value-type="float">
            <text:p>1,67E-05</text:p>
          </table:table-cell>
          <table:table-cell table:formula="of:=[.C2]-[.B2]" office:value-type="float" office:value="0.0001" calcext:value-type="float">
            <text:p>0,0001</text:p>
          </table:table-cell>
          <table:table-cell table:formula="of:=([.B2]+[.C2])/2" office:value-type="float" office:value="0.00005" calcext:value-type="float">
            <text:p>5E-05</text:p>
          </table:table-cell>
          <table:table-cell table:formula="of:=[.D2]-[.F2]" office:value-type="float" office:value="-0.0000333333" calcext:value-type="float">
            <text:p>-3,33333E-05</text:p>
          </table:table-cell>
          <table:table-cell/>
          <table:table-cell table:formula="of:=[.A2]/100"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304348" calcext:value-type="float">
            <text:p>3,04E-05</text:p>
          </table:table-cell>
          <table:table-cell table:formula="of:=[.C3]-[.B3]" office:value-type="float" office:value="0.0002" calcext:value-type="float">
            <text:p>0,0002</text:p>
          </table:table-cell>
          <table:table-cell table:formula="of:=([.B3]+[.C3])/2" office:value-type="float" office:value="0.0001" calcext:value-type="float">
            <text:p>0,0001</text:p>
          </table:table-cell>
          <table:table-cell table:formula="of:=[.D3]-[.F3]" office:value-type="float" office:value="-0.0000695652" calcext:value-type="float">
            <text:p>-6,95652E-05</text:p>
          </table:table-cell>
          <table:table-cell/>
          <table:table-cell table:formula="of:=[.A3]/100" office:value-type="float" office:value="-0.01" calcext:value-type="float">
            <text:p>-0,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1087" calcext:value-type="float">
            <text:p>0,00011087</text:p>
          </table:table-cell>
          <table:table-cell table:formula="of:=[.C4]-[.B4]" office:value-type="float" office:value="0.0005" calcext:value-type="float">
            <text:p>0,0005</text:p>
          </table:table-cell>
          <table:table-cell table:formula="of:=([.B4]+[.C4])/2" office:value-type="float" office:value="0.00025" calcext:value-type="float">
            <text:p>0,00025</text:p>
          </table:table-cell>
          <table:table-cell table:formula="of:=[.D4]-[.F4]" office:value-type="float" office:value="-0.00013913" calcext:value-type="float">
            <text:p>-0,00013913</text:p>
          </table:table-cell>
          <table:table-cell/>
          <table:table-cell table:formula="of:=[.A4]/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31034" calcext:value-type="float">
            <text:p>0,000231034</text:p>
          </table:table-cell>
          <table:table-cell table:formula="of:=[.C5]-[.B5]" office:value-type="float" office:value="0.0007" calcext:value-type="float">
            <text:p>0,0007</text:p>
          </table:table-cell>
          <table:table-cell table:formula="of:=([.B5]+[.C5])/2" office:value-type="float" office:value="0.00035" calcext:value-type="float">
            <text:p>0,00035</text:p>
          </table:table-cell>
          <table:table-cell table:formula="of:=[.D5]-[.F5]" office:value-type="float" office:value="-0.000118966" calcext:value-type="float">
            <text:p>-0,000118966</text:p>
          </table:table-cell>
          <table:table-cell/>
          <table:table-cell table:formula="of:=[.A5]/10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7619" calcext:value-type="float">
            <text:p>0,00057619</text:p>
          </table:table-cell>
          <table:table-cell table:formula="of:=[.C6]-[.B6]" office:value-type="float" office:value="0.0011" calcext:value-type="float">
            <text:p>0,0011</text:p>
          </table:table-cell>
          <table:table-cell table:formula="of:=([.B6]+[.C6])/2" office:value-type="float" office:value="0.00075" calcext:value-type="float">
            <text:p>0,00075</text:p>
          </table:table-cell>
          <table:table-cell table:formula="of:=[.D6]-[.F6]" office:value-type="float" office:value="-0.00017381" calcext:value-type="float">
            <text:p>-0,00017381</text:p>
          </table:table-cell>
          <table:table-cell/>
          <table:table-cell table:formula="of:=[.A6]/10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18276" calcext:value-type="float">
            <text:p>0,00118276</text:p>
          </table:table-cell>
          <table:table-cell table:formula="of:=[.C7]-[.B7]" office:value-type="float" office:value="0.002" calcext:value-type="float">
            <text:p>0,002</text:p>
          </table:table-cell>
          <table:table-cell table:formula="of:=([.B7]+[.C7])/2" office:value-type="float" office:value="0.0016" calcext:value-type="float">
            <text:p>0,0016</text:p>
          </table:table-cell>
          <table:table-cell table:formula="of:=[.D7]-[.F7]" office:value-type="float" office:value="-0.00041724" calcext:value-type="float">
            <text:p>-0,00041724</text:p>
          </table:table-cell>
          <table:table-cell/>
          <table:table-cell table:formula="of:=[.A7]/10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200294" calcext:value-type="float">
            <text:p>0,00200294</text:p>
          </table:table-cell>
          <table:table-cell table:formula="of:=[.C8]-[.B8]" office:value-type="float" office:value="0.0024" calcext:value-type="float">
            <text:p>0,0024</text:p>
          </table:table-cell>
          <table:table-cell table:formula="of:=([.B8]+[.C8])/2" office:value-type="float" office:value="0.0023" calcext:value-type="float">
            <text:p>0,0023</text:p>
          </table:table-cell>
          <table:table-cell table:formula="of:=[.D8]-[.F8]" office:value-type="float" office:value="-0.00029706" calcext:value-type="float">
            <text:p>-0,00029706</text:p>
          </table:table-cell>
          <table:table-cell/>
          <table:table-cell table:formula="of:=[.A8]/1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390345" calcext:value-type="float">
            <text:p>0,00390345</text:p>
          </table:table-cell>
          <table:table-cell table:formula="of:=[.C9]-[.B9]" office:value-type="float" office:value="0.0051" calcext:value-type="float">
            <text:p>0,0051</text:p>
          </table:table-cell>
          <table:table-cell table:formula="of:=([.B9]+[.C9])/2" office:value-type="float" office:value="0.00485" calcext:value-type="float">
            <text:p>0,00485</text:p>
          </table:table-cell>
          <table:table-cell table:formula="of:=[.D9]-[.F9]" office:value-type="float" office:value="-0.00094655" calcext:value-type="float">
            <text:p>-0,00094655</text:p>
          </table:table-cell>
          <table:table-cell/>
          <table:table-cell table:formula="of:=[.A9]/1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0605172" calcext:value-type="float">
            <text:p>0,00605172</text:p>
          </table:table-cell>
          <table:table-cell table:formula="of:=[.C10]-[.B10]" office:value-type="float" office:value="0.0067" calcext:value-type="float">
            <text:p>0,0067</text:p>
          </table:table-cell>
          <table:table-cell table:formula="of:=([.B10]+[.C10])/2" office:value-type="float" office:value="0.00645" calcext:value-type="float">
            <text:p>0,00645</text:p>
          </table:table-cell>
          <table:table-cell table:formula="of:=[.D10]-[.F10]" office:value-type="float" office:value="-0.00039828" calcext:value-type="float">
            <text:p>-0,00039828</text:p>
          </table:table-cell>
          <table:table-cell/>
          <table:table-cell table:formula="of:=[.A10]/100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102868" calcext:value-type="float">
            <text:p>0,0102868</text:p>
          </table:table-cell>
          <table:table-cell table:formula="of:=[.C11]-[.B11]" office:value-type="float" office:value="0.017" calcext:value-type="float">
            <text:p>0,017</text:p>
          </table:table-cell>
          <table:table-cell table:formula="of:=([.B11]+[.C11])/2" office:value-type="float" office:value="0.0139" calcext:value-type="float">
            <text:p>0,0139</text:p>
          </table:table-cell>
          <table:table-cell table:formula="of:=[.D11]-[.F11]" office:value-type="float" office:value="-0.0036132" calcext:value-type="float">
            <text:p>-0,0036132</text:p>
          </table:table-cell>
          <table:table-cell/>
          <table:table-cell table:formula="of:=[.A11]/100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160703" calcext:value-type="float">
            <text:p>0,0160703</text:p>
          </table:table-cell>
          <table:table-cell table:formula="of:=[.C12]-[.B12]" office:value-type="float" office:value="0.0135" calcext:value-type="float">
            <text:p>0,0135</text:p>
          </table:table-cell>
          <table:table-cell table:formula="of:=([.B12]+[.C12])/2" office:value-type="float" office:value="0.01745" calcext:value-type="float">
            <text:p>0,01745</text:p>
          </table:table-cell>
          <table:table-cell table:formula="of:=[.D12]-[.F12]" office:value-type="float" office:value="-0.0013797" calcext:value-type="float">
            <text:p>-0,0013797</text:p>
          </table:table-cell>
          <table:table-cell/>
          <table:table-cell table:formula="of:=[.A12]/100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247061" calcext:value-type="float">
            <text:p>0,0247061</text:p>
          </table:table-cell>
          <table:table-cell table:formula="of:=[.C13]-[.B13]" office:value-type="float" office:value="0.0248" calcext:value-type="float">
            <text:p>0,0248</text:p>
          </table:table-cell>
          <table:table-cell table:formula="of:=([.B13]+[.C13])/2" office:value-type="float" office:value="0.0258" calcext:value-type="float">
            <text:p>0,0258</text:p>
          </table:table-cell>
          <table:table-cell table:formula="of:=[.D13]-[.F13]" office:value-type="float" office:value="-0.00109390000000001" calcext:value-type="float">
            <text:p>-0,0010939</text:p>
          </table:table-cell>
          <table:table-cell/>
          <table:table-cell table:formula="of:=[.A13]/100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58868" calcext:value-type="float">
            <text:p>0,0358868</text:p>
          </table:table-cell>
          <table:table-cell table:formula="of:=[.C14]-[.B14]" office:value-type="float" office:value="0.0229" calcext:value-type="float">
            <text:p>0,0229</text:p>
          </table:table-cell>
          <table:table-cell table:formula="of:=([.B14]+[.C14])/2" office:value-type="float" office:value="0.03455" calcext:value-type="float">
            <text:p>0,03455</text:p>
          </table:table-cell>
          <table:table-cell table:formula="of:=[.D14]-[.F14]" office:value-type="float" office:value="0.0013368" calcext:value-type="float">
            <text:p>0,0013368</text:p>
          </table:table-cell>
          <table:table-cell/>
          <table:table-cell table:formula="of:=[.A14]/100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0518405" calcext:value-type="float">
            <text:p>0,0518405</text:p>
          </table:table-cell>
          <table:table-cell table:formula="of:=[.C15]-[.B15]" office:value-type="float" office:value="0.06" calcext:value-type="float">
            <text:p>0,06</text:p>
          </table:table-cell>
          <table:table-cell table:formula="of:=([.B15]+[.C15])/2" office:value-type="float" office:value="0.0688" calcext:value-type="float">
            <text:p>0,0688</text:p>
          </table:table-cell>
          <table:table-cell table:formula="of:=[.D15]-[.F15]" office:value-type="float" office:value="-0.0169595" calcext:value-type="float">
            <text:p>-0,0169595</text:p>
          </table:table-cell>
          <table:table-cell/>
          <table:table-cell table:formula="of:=[.A15]/100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1097" calcext:value-type="float">
            <text:p>0,1097</text:p>
          </table:table-cell>
          <table:table-cell office:value-type="float" office:value="0.07325" calcext:value-type="float">
            <text:p>0,07325</text:p>
          </table:table-cell>
          <table:table-cell table:formula="of:=[.C16]-[.B16]" office:value-type="float" office:value="0.0515" calcext:value-type="float">
            <text:p>0,0515</text:p>
          </table:table-cell>
          <table:table-cell table:formula="of:=([.B16]+[.C16])/2" office:value-type="float" office:value="0.08395" calcext:value-type="float">
            <text:p>0,08395</text:p>
          </table:table-cell>
          <table:table-cell table:formula="of:=[.D16]-[.F16]" office:value-type="float" office:value="-0.0107" calcext:value-type="float">
            <text:p>-0,0107</text:p>
          </table:table-cell>
          <table:table-cell/>
          <table:table-cell table:formula="of:=[.A16]/100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1451" calcext:value-type="float">
            <text:p>0,1451</text:p>
          </table:table-cell>
          <table:table-cell office:value-type="float" office:value="0.0944865" calcext:value-type="float">
            <text:p>0,0944865</text:p>
          </table:table-cell>
          <table:table-cell table:formula="of:=[.C17]-[.B17]" office:value-type="float" office:value="0.0779" calcext:value-type="float">
            <text:p>0,0779</text:p>
          </table:table-cell>
          <table:table-cell table:formula="of:=([.B17]+[.C17])/2" office:value-type="float" office:value="0.10615" calcext:value-type="float">
            <text:p>0,10615</text:p>
          </table:table-cell>
          <table:table-cell table:formula="of:=[.D17]-[.F17]" office:value-type="float" office:value="-0.0116635" calcext:value-type="float">
            <text:p>-0,0116635</text:p>
          </table:table-cell>
          <table:table-cell/>
          <table:table-cell table:formula="of:=[.A17]/100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46" calcext:value-type="float">
            <text:p>0,0946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126804" calcext:value-type="float">
            <text:p>0,126804</text:p>
          </table:table-cell>
          <table:table-cell table:formula="of:=[.C18]-[.B18]" office:value-type="float" office:value="0.1219" calcext:value-type="float">
            <text:p>0,1219</text:p>
          </table:table-cell>
          <table:table-cell table:formula="of:=([.B18]+[.C18])/2" office:value-type="float" office:value="0.15555" calcext:value-type="float">
            <text:p>0,15555</text:p>
          </table:table-cell>
          <table:table-cell table:formula="of:=[.D18]-[.F18]" office:value-type="float" office:value="-0.028746" calcext:value-type="float">
            <text:p>-0,028746</text:p>
          </table:table-cell>
          <table:table-cell/>
          <table:table-cell table:formula="of:=[.A18]/100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65" calcext:value-type="float">
            <text:p>0,1365</text:p>
          </table:table-cell>
          <table:table-cell office:value-type="float" office:value="0.2601" calcext:value-type="float">
            <text:p>0,2601</text:p>
          </table:table-cell>
          <table:table-cell office:value-type="float" office:value="0.165364" calcext:value-type="float">
            <text:p>0,165364</text:p>
          </table:table-cell>
          <table:table-cell table:formula="of:=[.C19]-[.B19]" office:value-type="float" office:value="0.1236" calcext:value-type="float">
            <text:p>0,1236</text:p>
          </table:table-cell>
          <table:table-cell table:formula="of:=([.B19]+[.C19])/2" office:value-type="float" office:value="0.1983" calcext:value-type="float">
            <text:p>0,1983</text:p>
          </table:table-cell>
          <table:table-cell table:formula="of:=[.D19]-[.F19]" office:value-type="float" office:value="-0.032936" calcext:value-type="float">
            <text:p>-0,032936</text:p>
          </table:table-cell>
          <table:table-cell/>
          <table:table-cell table:formula="of:=[.A19]/100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2747" calcext:value-type="float">
            <text:p>0,2747</text:p>
          </table:table-cell>
          <table:table-cell office:value-type="float" office:value="0.207263" calcext:value-type="float">
            <text:p>0,207263</text:p>
          </table:table-cell>
          <table:table-cell table:formula="of:=[.C20]-[.B20]" office:value-type="float" office:value="0.1253" calcext:value-type="float">
            <text:p>0,1253</text:p>
          </table:table-cell>
          <table:table-cell table:formula="of:=([.B20]+[.C20])/2" office:value-type="float" office:value="0.21205" calcext:value-type="float">
            <text:p>0,21205</text:p>
          </table:table-cell>
          <table:table-cell table:formula="of:=[.D20]-[.F20]" office:value-type="float" office:value="-0.00478700000000001" calcext:value-type="float">
            <text:p>-0,004787</text:p>
          </table:table-cell>
          <table:table-cell/>
          <table:table-cell table:formula="of:=[.A20]/100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81" calcext:value-type="float">
            <text:p>0,1881</text:p>
          </table:table-cell>
          <table:table-cell office:value-type="float" office:value="0.3385" calcext:value-type="float">
            <text:p>0,3385</text:p>
          </table:table-cell>
          <table:table-cell office:value-type="float" office:value="0.246009" calcext:value-type="float">
            <text:p>0,246009</text:p>
          </table:table-cell>
          <table:table-cell table:formula="of:=[.C21]-[.B21]" office:value-type="float" office:value="0.1504" calcext:value-type="float">
            <text:p>0,1504</text:p>
          </table:table-cell>
          <table:table-cell table:formula="of:=([.B21]+[.C21])/2" office:value-type="float" office:value="0.2633" calcext:value-type="float">
            <text:p>0,2633</text:p>
          </table:table-cell>
          <table:table-cell table:formula="of:=[.D21]-[.F21]" office:value-type="float" office:value="-0.0172910000000001" calcext:value-type="float">
            <text:p>-0,017291</text:p>
          </table:table-cell>
          <table:table-cell/>
          <table:table-cell table:formula="of:=[.A21]/100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479" calcext:value-type="float">
            <text:p>0,2479</text:p>
          </table:table-cell>
          <table:table-cell office:value-type="float" office:value="0.439" calcext:value-type="float">
            <text:p>0,439</text:p>
          </table:table-cell>
          <table:table-cell office:value-type="float" office:value="0.304765" calcext:value-type="float">
            <text:p>0,304765</text:p>
          </table:table-cell>
          <table:table-cell table:formula="of:=[.C22]-[.B22]" office:value-type="float" office:value="0.1911" calcext:value-type="float">
            <text:p>0,1911</text:p>
          </table:table-cell>
          <table:table-cell table:formula="of:=([.B22]+[.C22])/2" office:value-type="float" office:value="0.34345" calcext:value-type="float">
            <text:p>0,34345</text:p>
          </table:table-cell>
          <table:table-cell table:formula="of:=[.D22]-[.F22]" office:value-type="float" office:value="-0.038685" calcext:value-type="float">
            <text:p>-0,038685</text:p>
          </table:table-cell>
          <table:table-cell/>
          <table:table-cell table:formula="of:=[.A22]/100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4578" calcext:value-type="float">
            <text:p>0,4578</text:p>
          </table:table-cell>
          <table:table-cell office:value-type="float" office:value="0.361662" calcext:value-type="float">
            <text:p>0,361662</text:p>
          </table:table-cell>
          <table:table-cell table:formula="of:=[.C23]-[.B23]" office:value-type="float" office:value="0.1956" calcext:value-type="float">
            <text:p>0,1956</text:p>
          </table:table-cell>
          <table:table-cell table:formula="of:=([.B23]+[.C23])/2" office:value-type="float" office:value="0.36" calcext:value-type="float">
            <text:p>0,36</text:p>
          </table:table-cell>
          <table:table-cell table:formula="of:=[.D23]-[.F23]" office:value-type="float" office:value="0.001662" calcext:value-type="float">
            <text:p>0,001662</text:p>
          </table:table-cell>
          <table:table-cell/>
          <table:table-cell table:formula="of:=[.A23]/100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03" calcext:value-type="float">
            <text:p>0,3303</text:p>
          </table:table-cell>
          <table:table-cell office:value-type="float" office:value="0.5293" calcext:value-type="float">
            <text:p>0,5293</text:p>
          </table:table-cell>
          <table:table-cell office:value-type="float" office:value="0.41158" calcext:value-type="float">
            <text:p>0,41158</text:p>
          </table:table-cell>
          <table:table-cell table:formula="of:=[.C24]-[.B24]" office:value-type="float" office:value="0.199" calcext:value-type="float">
            <text:p>0,199</text:p>
          </table:table-cell>
          <table:table-cell table:formula="of:=([.B24]+[.C24])/2" office:value-type="float" office:value="0.4298" calcext:value-type="float">
            <text:p>0,4298</text:p>
          </table:table-cell>
          <table:table-cell table:formula="of:=[.D24]-[.F24]" office:value-type="float" office:value="-0.01822" calcext:value-type="float">
            <text:p>-0,01822</text:p>
          </table:table-cell>
          <table:table-cell/>
          <table:table-cell table:formula="of:=[.A24]/100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181" calcext:value-type="float">
            <text:p>0,4181</text:p>
          </table:table-cell>
          <table:table-cell office:value-type="float" office:value="0.6076" calcext:value-type="float">
            <text:p>0,6076</text:p>
          </table:table-cell>
          <table:table-cell office:value-type="float" office:value="0.477313" calcext:value-type="float">
            <text:p>0,477313</text:p>
          </table:table-cell>
          <table:table-cell table:formula="of:=[.C25]-[.B25]" office:value-type="float" office:value="0.1895" calcext:value-type="float">
            <text:p>0,1895</text:p>
          </table:table-cell>
          <table:table-cell table:formula="of:=([.B25]+[.C25])/2" office:value-type="float" office:value="0.51285" calcext:value-type="float">
            <text:p>0,51285</text:p>
          </table:table-cell>
          <table:table-cell table:formula="of:=[.D25]-[.F25]" office:value-type="float" office:value="-0.035537" calcext:value-type="float">
            <text:p>-0,035537</text:p>
          </table:table-cell>
          <table:table-cell/>
          <table:table-cell table:formula="of:=[.A25]/100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96" calcext:value-type="float">
            <text:p>0,4896</text:p>
          </table:table-cell>
          <table:table-cell office:value-type="float" office:value="0.6911" calcext:value-type="float">
            <text:p>0,6911</text:p>
          </table:table-cell>
          <table:table-cell office:value-type="float" office:value="0.547264" calcext:value-type="float">
            <text:p>0,547264</text:p>
          </table:table-cell>
          <table:table-cell table:formula="of:=[.C26]-[.B26]" office:value-type="float" office:value="0.2015" calcext:value-type="float">
            <text:p>0,2015</text:p>
          </table:table-cell>
          <table:table-cell table:formula="of:=([.B26]+[.C26])/2" office:value-type="float" office:value="0.59035" calcext:value-type="float">
            <text:p>0,59035</text:p>
          </table:table-cell>
          <table:table-cell table:formula="of:=[.D26]-[.F26]" office:value-type="float" office:value="-0.0430860000000001" calcext:value-type="float">
            <text:p>-0,043086</text:p>
          </table:table-cell>
          <table:table-cell/>
          <table:table-cell table:formula="of:=[.A26]/100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601509" calcext:value-type="float">
            <text:p>0,601509</text:p>
          </table:table-cell>
          <table:table-cell table:formula="of:=[.C27]-[.B27]" office:value-type="float" office:value="0.1785" calcext:value-type="float">
            <text:p>0,1785</text:p>
          </table:table-cell>
          <table:table-cell table:formula="of:=([.B27]+[.C27])/2" office:value-type="float" office:value="0.60935" calcext:value-type="float">
            <text:p>0,60935</text:p>
          </table:table-cell>
          <table:table-cell table:formula="of:=[.D27]-[.F27]" office:value-type="float" office:value="-0.0078410000000001" calcext:value-type="float">
            <text:p>-0,007841</text:p>
          </table:table-cell>
          <table:table-cell/>
          <table:table-cell table:formula="of:=[.A27]/100"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69" calcext:value-type="float">
            <text:p>0,569</text:p>
          </table:table-cell>
          <table:table-cell office:value-type="float" office:value="0.7684" calcext:value-type="float">
            <text:p>0,7684</text:p>
          </table:table-cell>
          <table:table-cell office:value-type="float" office:value="0.65355" calcext:value-type="float">
            <text:p>0,65355</text:p>
          </table:table-cell>
          <table:table-cell table:formula="of:=[.C28]-[.B28]" office:value-type="float" office:value="0.1994" calcext:value-type="float">
            <text:p>0,1994</text:p>
          </table:table-cell>
          <table:table-cell table:formula="of:=([.B28]+[.C28])/2" office:value-type="float" office:value="0.6687" calcext:value-type="float">
            <text:p>0,6687</text:p>
          </table:table-cell>
          <table:table-cell table:formula="of:=[.D28]-[.F28]" office:value-type="float" office:value="-0.01515" calcext:value-type="float">
            <text:p>-0,01515</text:p>
          </table:table-cell>
          <table:table-cell/>
          <table:table-cell table:formula="of:=[.A28]/100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67" calcext:value-type="float">
            <text:p>0,6567</text:p>
          </table:table-cell>
          <table:table-cell office:value-type="float" office:value="0.8261" calcext:value-type="float">
            <text:p>0,8261</text:p>
          </table:table-cell>
          <table:table-cell office:value-type="float" office:value="0.712117" calcext:value-type="float">
            <text:p>0,712117</text:p>
          </table:table-cell>
          <table:table-cell table:formula="of:=[.C29]-[.B29]" office:value-type="float" office:value="0.1694" calcext:value-type="float">
            <text:p>0,1694</text:p>
          </table:table-cell>
          <table:table-cell table:formula="of:=([.B29]+[.C29])/2" office:value-type="float" office:value="0.7414" calcext:value-type="float">
            <text:p>0,7414</text:p>
          </table:table-cell>
          <table:table-cell table:formula="of:=[.D29]-[.F29]" office:value-type="float" office:value="-0.0292830000000001" calcext:value-type="float">
            <text:p>-0,029283</text:p>
          </table:table-cell>
          <table:table-cell/>
          <table:table-cell table:formula="of:=[.A29]/100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765074" calcext:value-type="float">
            <text:p>0,765074</text:p>
          </table:table-cell>
          <table:table-cell table:formula="of:=[.C30]-[.B30]" office:value-type="float" office:value="0.1976" calcext:value-type="float">
            <text:p>0,1976</text:p>
          </table:table-cell>
          <table:table-cell table:formula="of:=([.B30]+[.C30])/2" office:value-type="float" office:value="0.7716" calcext:value-type="float">
            <text:p>0,7716</text:p>
          </table:table-cell>
          <table:table-cell table:formula="of:=[.D30]-[.F30]" office:value-type="float" office:value="-0.00652600000000014" calcext:value-type="float">
            <text:p>-0,006526</text:p>
          </table:table-cell>
          <table:table-cell/>
          <table:table-cell table:formula="of:=[.A30]/100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06367" calcext:value-type="float">
            <text:p>0,806367</text:p>
          </table:table-cell>
          <table:table-cell table:formula="of:=[.C31]-[.B31]" office:value-type="float" office:value="0.15" calcext:value-type="float">
            <text:p>0,15</text:p>
          </table:table-cell>
          <table:table-cell table:formula="of:=([.B31]+[.C31])/2" office:value-type="float" office:value="0.8086" calcext:value-type="float">
            <text:p>0,8086</text:p>
          </table:table-cell>
          <table:table-cell table:formula="of:=[.D31]-[.F31]" office:value-type="float" office:value="-0.00223300000000004" calcext:value-type="float">
            <text:p>-0,002233</text:p>
          </table:table-cell>
          <table:table-cell/>
          <table:table-cell table:formula="of:=[.A31]/100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4" calcext:value-type="float">
            <text:p>0,794</text:p>
          </table:table-cell>
          <table:table-cell office:value-type="float" office:value="0.9176" calcext:value-type="float">
            <text:p>0,9176</text:p>
          </table:table-cell>
          <table:table-cell office:value-type="float" office:value="0.846141" calcext:value-type="float">
            <text:p>0,846141</text:p>
          </table:table-cell>
          <table:table-cell table:formula="of:=[.C32]-[.B32]" office:value-type="float" office:value="0.1236" calcext:value-type="float">
            <text:p>0,1236</text:p>
          </table:table-cell>
          <table:table-cell table:formula="of:=([.B32]+[.C32])/2" office:value-type="float" office:value="0.8558" calcext:value-type="float">
            <text:p>0,8558</text:p>
          </table:table-cell>
          <table:table-cell table:formula="of:=[.D32]-[.F32]" office:value-type="float" office:value="-0.00965900000000019" calcext:value-type="float">
            <text:p>-0,009659</text:p>
          </table:table-cell>
          <table:table-cell/>
          <table:table-cell table:formula="of:=[.A32]/100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487" calcext:value-type="float">
            <text:p>0,8487</text:p>
          </table:table-cell>
          <table:table-cell office:value-type="float" office:value="0.9468" calcext:value-type="float">
            <text:p>0,9468</text:p>
          </table:table-cell>
          <table:table-cell office:value-type="float" office:value="0.884349" calcext:value-type="float">
            <text:p>0,884349</text:p>
          </table:table-cell>
          <table:table-cell table:formula="of:=[.C33]-[.B33]" office:value-type="float" office:value="0.0981000000000001" calcext:value-type="float">
            <text:p>0,0981</text:p>
          </table:table-cell>
          <table:table-cell table:formula="of:=([.B33]+[.C33])/2" office:value-type="float" office:value="0.89775" calcext:value-type="float">
            <text:p>0,89775</text:p>
          </table:table-cell>
          <table:table-cell table:formula="of:=[.D33]-[.F33]" office:value-type="float" office:value="-0.0134010000000001" calcext:value-type="float">
            <text:p>-0,0134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9508" calcext:value-type="float">
            <text:p>0,9508</text:p>
          </table:table-cell>
          <table:table-cell office:value-type="float" office:value="0.910577" calcext:value-type="float">
            <text:p>0,910577</text:p>
          </table:table-cell>
          <table:table-cell table:formula="of:=[.C34]-[.B34]" office:value-type="float" office:value="0.0979000000000001" calcext:value-type="float">
            <text:p>0,0979</text:p>
          </table:table-cell>
          <table:table-cell table:formula="of:=([.B34]+[.C34])/2" office:value-type="float" office:value="0.90185" calcext:value-type="float">
            <text:p>0,90185</text:p>
          </table:table-cell>
          <table:table-cell table:formula="of:=[.D34]-[.F34]" office:value-type="float" office:value="0.00872699999999993" calcext:value-type="float">
            <text:p>0,00872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9692" calcext:value-type="float">
            <text:p>0,9692</text:p>
          </table:table-cell>
          <table:table-cell office:value-type="float" office:value="0.931315" calcext:value-type="float">
            <text:p>0,931315</text:p>
          </table:table-cell>
          <table:table-cell table:formula="of:=[.C35]-[.B35]" office:value-type="float" office:value="0.0727" calcext:value-type="float">
            <text:p>0,0727</text:p>
          </table:table-cell>
          <table:table-cell table:formula="of:=([.B35]+[.C35])/2" office:value-type="float" office:value="0.93285" calcext:value-type="float">
            <text:p>0,93285</text:p>
          </table:table-cell>
          <table:table-cell table:formula="of:=[.D35]-[.F35]" office:value-type="float" office:value="-0.00153500000000006" calcext:value-type="float">
            <text:p>-0,0015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952349" calcext:value-type="float">
            <text:p>0,952349</text:p>
          </table:table-cell>
          <table:table-cell table:formula="of:=[.C36]-[.B36]" office:value-type="float" office:value="0.0533" calcext:value-type="float">
            <text:p>0,0533</text:p>
          </table:table-cell>
          <table:table-cell table:formula="of:=([.B36]+[.C36])/2" office:value-type="float" office:value="0.95545" calcext:value-type="float">
            <text:p>0,95545</text:p>
          </table:table-cell>
          <table:table-cell table:formula="of:=[.D36]-[.F36]" office:value-type="float" office:value="-0.00310100000000013" calcext:value-type="float">
            <text:p>-0,0031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37" calcext:value-type="float">
            <text:p>0,9337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6614" calcext:value-type="float">
            <text:p>0,96614</text:p>
          </table:table-cell>
          <table:table-cell table:formula="of:=[.C37]-[.B37]" office:value-type="float" office:value="0.0564" calcext:value-type="float">
            <text:p>0,0564</text:p>
          </table:table-cell>
          <table:table-cell table:formula="of:=([.B37]+[.C37])/2" office:value-type="float" office:value="0.9619" calcext:value-type="float">
            <text:p>0,9619</text:p>
          </table:table-cell>
          <table:table-cell table:formula="of:=[.D37]-[.F37]" office:value-type="float" office:value="0.00424000000000002" calcext:value-type="float">
            <text:p>0,004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29" calcext:value-type="float">
            <text:p>0,9529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75421" calcext:value-type="float">
            <text:p>0,975421</text:p>
          </table:table-cell>
          <table:table-cell table:formula="of:=[.C38]-[.B38]" office:value-type="float" office:value="0.0395" calcext:value-type="float">
            <text:p>0,0395</text:p>
          </table:table-cell>
          <table:table-cell table:formula="of:=([.B38]+[.C38])/2" office:value-type="float" office:value="0.97265" calcext:value-type="float">
            <text:p>0,97265</text:p>
          </table:table-cell>
          <table:table-cell table:formula="of:=[.D38]-[.F38]" office:value-type="float" office:value="0.00277099999999997" calcext:value-type="float">
            <text:p>0,00277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84" calcext:value-type="float">
            <text:p>0,9684</text:p>
          </table:table-cell>
          <table:table-cell office:value-type="float" office:value="0.9955" calcext:value-type="float">
            <text:p>0,9955</text:p>
          </table:table-cell>
          <table:table-cell office:value-type="float" office:value="0.983123" calcext:value-type="float">
            <text:p>0,983123</text:p>
          </table:table-cell>
          <table:table-cell table:formula="of:=[.C39]-[.B39]" office:value-type="float" office:value="0.0271" calcext:value-type="float">
            <text:p>0,0271</text:p>
          </table:table-cell>
          <table:table-cell table:formula="of:=([.B39]+[.C39])/2" office:value-type="float" office:value="0.98195" calcext:value-type="float">
            <text:p>0,98195</text:p>
          </table:table-cell>
          <table:table-cell table:formula="of:=[.D39]-[.F39]" office:value-type="float" office:value="0.00117299999999987" calcext:value-type="float">
            <text:p>0,00117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3" calcext:value-type="float">
            <text:p>0,983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989949" calcext:value-type="float">
            <text:p>0,989949</text:p>
          </table:table-cell>
          <table:table-cell table:formula="of:=[.C40]-[.B40]" office:value-type="float" office:value="0.0153000000000001" calcext:value-type="float">
            <text:p>0,0153</text:p>
          </table:table-cell>
          <table:table-cell table:formula="of:=([.B40]+[.C40])/2" office:value-type="float" office:value="0.99065" calcext:value-type="float">
            <text:p>0,99065</text:p>
          </table:table-cell>
          <table:table-cell table:formula="of:=[.D40]-[.F40]" office:value-type="float" office:value="-0.000701000000000063" calcext:value-type="float">
            <text:p>-0,00070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92702" calcext:value-type="float">
            <text:p>0,992702</text:p>
          </table:table-cell>
          <table:table-cell table:formula="of:=[.C41]-[.B41]" office:value-type="float" office:value="0.0181" calcext:value-type="float">
            <text:p>0,0181</text:p>
          </table:table-cell>
          <table:table-cell table:formula="of:=([.B41]+[.C41])/2" office:value-type="float" office:value="0.98955" calcext:value-type="float">
            <text:p>0,98955</text:p>
          </table:table-cell>
          <table:table-cell table:formula="of:=[.D41]-[.F41]" office:value-type="float" office:value="0.00315199999999993" calcext:value-type="float">
            <text:p>0,0031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5696" calcext:value-type="float">
            <text:p>0,995696</text:p>
          </table:table-cell>
          <table:table-cell table:formula="of:=[.C42]-[.B42]" office:value-type="float" office:value="0.00980000000000003" calcext:value-type="float">
            <text:p>0,0098</text:p>
          </table:table-cell>
          <table:table-cell table:formula="of:=([.B42]+[.C42])/2" office:value-type="float" office:value="0.9947" calcext:value-type="float">
            <text:p>0,9947</text:p>
          </table:table-cell>
          <table:table-cell table:formula="of:=[.D42]-[.F42]" office:value-type="float" office:value="0.000995999999999886" calcext:value-type="float">
            <text:p>0,00099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47" calcext:value-type="float">
            <text:p>0,9947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7496" calcext:value-type="float">
            <text:p>0,997496</text:p>
          </table:table-cell>
          <table:table-cell table:formula="of:=[.C43]-[.B43]" office:value-type="float" office:value="0.00490000000000002" calcext:value-type="float">
            <text:p>0,0049</text:p>
          </table:table-cell>
          <table:table-cell table:formula="of:=([.B43]+[.C43])/2" office:value-type="float" office:value="0.99715" calcext:value-type="float">
            <text:p>0,99715</text:p>
          </table:table-cell>
          <table:table-cell table:formula="of:=[.D43]-[.F43]" office:value-type="float" office:value="0.000345999999999957" calcext:value-type="float">
            <text:p>0,0003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73" calcext:value-type="float">
            <text:p>0,9973</text:p>
          </table:table-cell>
          <table:table-cell office:value-type="float" office:value="1" calcext:value-type="float">
            <text:p>1</text:p>
          </table:table-cell>
          <table:table-cell office:value-type="float" office:value="0.998693" calcext:value-type="float">
            <text:p>0,998693</text:p>
          </table:table-cell>
          <table:table-cell table:formula="of:=[.C44]-[.B44]" office:value-type="float" office:value="0.00269999999999992" calcext:value-type="float">
            <text:p>0,0027</text:p>
          </table:table-cell>
          <table:table-cell table:formula="of:=([.B44]+[.C44])/2" office:value-type="float" office:value="0.99865" calcext:value-type="float">
            <text:p>0,99865</text:p>
          </table:table-cell>
          <table:table-cell table:formula="of:=[.D44]-[.F44]" office:value-type="float" office:value="0.0000429999999999042" calcext:value-type="float">
            <text:p>4,29999999999042E-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71" calcext:value-type="float">
            <text:p>0,9971</text:p>
          </table:table-cell>
          <table:table-cell office:value-type="float" office:value="1" calcext:value-type="float">
            <text:p>1</text:p>
          </table:table-cell>
          <table:table-cell office:value-type="float" office:value="0.999167" calcext:value-type="float">
            <text:p>0,999167</text:p>
          </table:table-cell>
          <table:table-cell table:formula="of:=[.C45]-[.B45]" office:value-type="float" office:value="0.0028999999999999" calcext:value-type="float">
            <text:p>0,0029</text:p>
          </table:table-cell>
          <table:table-cell table:formula="of:=([.B45]+[.C45])/2" office:value-type="float" office:value="0.99855" calcext:value-type="float">
            <text:p>0,99855</text:p>
          </table:table-cell>
          <table:table-cell table:formula="of:=[.D45]-[.F45]" office:value-type="float" office:value="0.000616999999999868" calcext:value-type="float">
            <text:p>0,0006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1" calcext:value-type="float">
            <text:p>1</text:p>
          </table:table-cell>
          <table:table-cell office:value-type="float" office:value="0.999562" calcext:value-type="float">
            <text:p>0,999562</text:p>
          </table:table-cell>
          <table:table-cell table:formula="of:=[.C46]-[.B46]" office:value-type="float" office:value="0.00139999999999996" calcext:value-type="float">
            <text:p>0,0014</text:p>
          </table:table-cell>
          <table:table-cell table:formula="of:=([.B46]+[.C46])/2" office:value-type="float" office:value="0.9993" calcext:value-type="float">
            <text:p>0,9993</text:p>
          </table:table-cell>
          <table:table-cell table:formula="of:=[.D46]-[.F46]" office:value-type="float" office:value="0.000261999999999873" calcext:value-type="float">
            <text:p>0,0002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93" calcext:value-type="float">
            <text:p>0,9993</text:p>
          </table:table-cell>
          <table:table-cell office:value-type="float" office:value="1" calcext:value-type="float">
            <text:p>1</text:p>
          </table:table-cell>
          <table:table-cell office:value-type="float" office:value="0.999818" calcext:value-type="float">
            <text:p>0,999818</text:p>
          </table:table-cell>
          <table:table-cell table:formula="of:=[.C47]-[.B47]" office:value-type="float" office:value="0.000699999999999923" calcext:value-type="float">
            <text:p>0,0007</text:p>
          </table:table-cell>
          <table:table-cell table:formula="of:=([.B47]+[.C47])/2" office:value-type="float" office:value="0.99965" calcext:value-type="float">
            <text:p>0,99965</text:p>
          </table:table-cell>
          <table:table-cell table:formula="of:=[.D47]-[.F47]" office:value-type="float" office:value="0.000167999999999946" calcext:value-type="float">
            <text:p>0,00016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95" calcext:value-type="float">
            <text:p>0,9995</text:p>
          </table:table-cell>
          <table:table-cell office:value-type="float" office:value="1" calcext:value-type="float">
            <text:p>1</text:p>
          </table:table-cell>
          <table:table-cell office:value-type="float" office:value="0.999881" calcext:value-type="float">
            <text:p>0,999881</text:p>
          </table:table-cell>
          <table:table-cell table:formula="of:=[.C48]-[.B48]" office:value-type="float" office:value="0.000499999999999945" calcext:value-type="float">
            <text:p>0,0005</text:p>
          </table:table-cell>
          <table:table-cell table:formula="of:=([.B48]+[.C48])/2" office:value-type="float" office:value="0.99975" calcext:value-type="float">
            <text:p>0,99975</text:p>
          </table:table-cell>
          <table:table-cell table:formula="of:=[.D48]-[.F48]" office:value-type="float" office:value="0.000130999999999881" calcext:value-type="float">
            <text:p>0,00013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97" calcext:value-type="float">
            <text:p>0,9997</text:p>
          </table:table-cell>
          <table:table-cell office:value-type="float" office:value="1" calcext:value-type="float">
            <text:p>1</text:p>
          </table:table-cell>
          <table:table-cell office:value-type="float" office:value="0.999958" calcext:value-type="float">
            <text:p>0,999958</text:p>
          </table:table-cell>
          <table:table-cell table:formula="of:=[.C49]-[.B49]" office:value-type="float" office:value="0.000299999999999967" calcext:value-type="float">
            <text:p>0,0003</text:p>
          </table:table-cell>
          <table:table-cell table:formula="of:=([.B49]+[.C49])/2" office:value-type="float" office:value="0.99985" calcext:value-type="float">
            <text:p>0,99985</text:p>
          </table:table-cell>
          <table:table-cell table:formula="of:=[.D49]-[.F49]" office:value-type="float" office:value="0.000107999999999886" calcext:value-type="float">
            <text:p>0,0001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99" calcext:value-type="float">
            <text:p>0,9999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,999991</text:p>
          </table:table-cell>
          <table:table-cell table:formula="of:=[.C50]-[.B50]" office:value-type="float" office:value="0.000099999999999989" calcext:value-type="float">
            <text:p>9,9999999999989E-05</text:p>
          </table:table-cell>
          <table:table-cell table:formula="of:=([.B50]+[.C50])/2" office:value-type="float" office:value="0.99995" calcext:value-type="float">
            <text:p>0,99995</text:p>
          </table:table-cell>
          <table:table-cell table:formula="of:=[.D50]-[.F50]" office:value-type="float" office:value="0.0000409999999999577" calcext:value-type="float">
            <text:p>4,09999999999577E-0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99" calcext:value-type="float">
            <text:p>0,9999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,999991</text:p>
          </table:table-cell>
          <table:table-cell table:formula="of:=[.C51]-[.B51]" office:value-type="float" office:value="0.000099999999999989" calcext:value-type="float">
            <text:p>9,9999999999989E-05</text:p>
          </table:table-cell>
          <table:table-cell table:formula="of:=([.B51]+[.C51])/2" office:value-type="float" office:value="0.99995" calcext:value-type="float">
            <text:p>0,99995</text:p>
          </table:table-cell>
          <table:table-cell table:formula="of:=[.D51]-[.F51]" office:value-type="float" office:value="0.0000409999999999577" calcext:value-type="float">
            <text:p>4,09999999999577E-05</text:p>
          </table:table-cell>
          <table:table-cell table:number-columns-repeated="2"/>
        </table:table-row>
      </table:table>
      <table:table table:name="Arkusz2" table:style-name="ta1">
        <table:table-column table:style-name="co1" table:number-columns-repeated="6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166667" calcext:value-type="float">
            <text:p>1,67E-05</text:p>
          </table:table-cell>
          <table:table-cell office:value-type="string" calcext:value-type="string">
            <text:p>(4,4,3,4,1,0)</text:p>
          </table:table-cell>
          <table:table-cell office:value-type="string" calcext:value-type="string">
            <text:p>(4,4,4,2,2,0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304348" calcext:value-type="float">
            <text:p>3,04E-05</text:p>
          </table:table-cell>
          <table:table-cell office:value-type="string" calcext:value-type="string">
            <text:p>(4,4,4,3,1,0)</text:p>
          </table:table-cell>
          <table:table-cell office:value-type="string" calcext:value-type="string">
            <text:p>(2,4,4,4,1,0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1087" calcext:value-type="float">
            <text:p>0,00011087</text:p>
          </table:table-cell>
          <table:table-cell office:value-type="string" calcext:value-type="string">
            <text:p>(3,4,3,3,2,0)</text:p>
          </table:table-cell>
          <table:table-cell office:value-type="string" calcext:value-type="string">
            <text:p>(4,4,1,3,3,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31034" calcext:value-type="float">
            <text:p>0,000231034</text:p>
          </table:table-cell>
          <table:table-cell office:value-type="string" calcext:value-type="string">
            <text:p>(2,4,3,1,4,0)</text:p>
          </table:table-cell>
          <table:table-cell office:value-type="string" calcext:value-type="string">
            <text:p>(4,4,1,4,2,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7619" calcext:value-type="float">
            <text:p>0,00057619</text:p>
          </table:table-cell>
          <table:table-cell office:value-type="string" calcext:value-type="string">
            <text:p>(4,4,2,2,3,0)</text:p>
          </table:table-cell>
          <table:table-cell office:value-type="string" calcext:value-type="string">
            <text:p>(2,4,2,4,2,0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18276" calcext:value-type="float">
            <text:p>0,00118276</text:p>
          </table:table-cell>
          <table:table-cell office:value-type="string" calcext:value-type="string">
            <text:p>(1,0,4,3,4,0)</text:p>
          </table:table-cell>
          <table:table-cell office:value-type="string" calcext:value-type="string">
            <text:p>(2,3,4,4,1,0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200294" calcext:value-type="float">
            <text:p>0,00200294</text:p>
          </table:table-cell>
          <table:table-cell office:value-type="string" calcext:value-type="string">
            <text:p>(3,0,4,2,4,0)</text:p>
          </table:table-cell>
          <table:table-cell office:value-type="string" calcext:value-type="string">
            <text:p>(3,4,4,4,0,0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390345" calcext:value-type="float">
            <text:p>0,00390345</text:p>
          </table:table-cell>
          <table:table-cell office:value-type="string" calcext:value-type="string">
            <text:p>(3,0,4,3,3,0)</text:p>
          </table:table-cell>
          <table:table-cell office:value-type="string" calcext:value-type="string">
            <text:p>(0,4,4,4,1,0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0605172" calcext:value-type="float">
            <text:p>0,00605172</text:p>
          </table:table-cell>
          <table:table-cell office:value-type="string" calcext:value-type="string">
            <text:p>(4,2,4,0,4,0)</text:p>
          </table:table-cell>
          <table:table-cell office:value-type="string" calcext:value-type="string">
            <text:p>(3,3,3,4,1,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102868" calcext:value-type="float">
            <text:p>0,0102868</text:p>
          </table:table-cell>
          <table:table-cell office:value-type="string" calcext:value-type="string">
            <text:p>(4,0,3,2,4,0)</text:p>
          </table:table-cell>
          <table:table-cell office:value-type="string" calcext:value-type="string">
            <text:p>(2,4,4,4,0,0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160703" calcext:value-type="float">
            <text:p>0,0160703</text:p>
          </table:table-cell>
          <table:table-cell office:value-type="string" calcext:value-type="string">
            <text:p>(3,1,4,2,3,0)</text:p>
          </table:table-cell>
          <table:table-cell office:value-type="string" calcext:value-type="string">
            <text:p>(4,4,4,3,0,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247061" calcext:value-type="float">
            <text:p>0,0247061</text:p>
          </table:table-cell>
          <table:table-cell office:value-type="string" calcext:value-type="string">
            <text:p>(4,4,2,0,4,0)</text:p>
          </table:table-cell>
          <table:table-cell office:value-type="string" calcext:value-type="string">
            <text:p>(3,3,4,4,0,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58868" calcext:value-type="float">
            <text:p>0,0358868</text:p>
          </table:table-cell>
          <table:table-cell office:value-type="string" calcext:value-type="string">
            <text:p>(4,3,4,0,3,0)</text:p>
          </table:table-cell>
          <table:table-cell office:value-type="string" calcext:value-type="string">
            <text:p>(2,3,3,4,1,0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0518405" calcext:value-type="float">
            <text:p>0,0518405</text:p>
          </table:table-cell>
          <table:table-cell office:value-type="string" calcext:value-type="string">
            <text:p>(4,0,4,3,2,0)</text:p>
          </table:table-cell>
          <table:table-cell office:value-type="string" calcext:value-type="string">
            <text:p>(1,4,4,4,0,0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1097" calcext:value-type="float">
            <text:p>0,1097</text:p>
          </table:table-cell>
          <table:table-cell office:value-type="float" office:value="0.07325" calcext:value-type="float">
            <text:p>0,07325</text:p>
          </table:table-cell>
          <table:table-cell office:value-type="string" calcext:value-type="string">
            <text:p>(2,1,4,2,3,0)</text:p>
          </table:table-cell>
          <table:table-cell office:value-type="string" calcext:value-type="string">
            <text:p>(4,3,3,4,0,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1451" calcext:value-type="float">
            <text:p>0,1451</text:p>
          </table:table-cell>
          <table:table-cell office:value-type="float" office:value="0.0944865" calcext:value-type="float">
            <text:p>0,0944865</text:p>
          </table:table-cell>
          <table:table-cell office:value-type="string" calcext:value-type="string">
            <text:p>(4,4,3,1,2,0)</text:p>
          </table:table-cell>
          <table:table-cell office:value-type="string" calcext:value-type="string">
            <text:p>(2,3,4,4,0,0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46" calcext:value-type="float">
            <text:p>0,0946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126804" calcext:value-type="float">
            <text:p>0,126804</text:p>
          </table:table-cell>
          <table:table-cell office:value-type="string" calcext:value-type="string">
            <text:p>(3,3,3,2,2,0)</text:p>
          </table:table-cell>
          <table:table-cell office:value-type="string" calcext:value-type="string">
            <text:p>(2,4,3,4,0,0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65" calcext:value-type="float">
            <text:p>0,1365</text:p>
          </table:table-cell>
          <table:table-cell office:value-type="float" office:value="0.2601" calcext:value-type="float">
            <text:p>0,2601</text:p>
          </table:table-cell>
          <table:table-cell office:value-type="float" office:value="0.165364" calcext:value-type="float">
            <text:p>0,165364</text:p>
          </table:table-cell>
          <table:table-cell office:value-type="string" calcext:value-type="string">
            <text:p>(2,2,4,1,3,0)</text:p>
          </table:table-cell>
          <table:table-cell office:value-type="string" calcext:value-type="string">
            <text:p>(0,4,4,4,0,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2747" calcext:value-type="float">
            <text:p>0,2747</text:p>
          </table:table-cell>
          <table:table-cell office:value-type="float" office:value="0.207263" calcext:value-type="float">
            <text:p>0,207263</text:p>
          </table:table-cell>
          <table:table-cell office:value-type="string" calcext:value-type="string">
            <text:p>(4,3,2,1,3,0)</text:p>
          </table:table-cell>
          <table:table-cell office:value-type="string" calcext:value-type="string">
            <text:p>(3,3,3,4,0,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81" calcext:value-type="float">
            <text:p>0,1881</text:p>
          </table:table-cell>
          <table:table-cell office:value-type="float" office:value="0.3385" calcext:value-type="float">
            <text:p>0,3385</text:p>
          </table:table-cell>
          <table:table-cell office:value-type="float" office:value="0.246009" calcext:value-type="float">
            <text:p>0,246009</text:p>
          </table:table-cell>
          <table:table-cell office:value-type="string" calcext:value-type="string">
            <text:p>(4,2,4,1,2,0)</text:p>
          </table:table-cell>
          <table:table-cell office:value-type="string" calcext:value-type="string">
            <text:p>(1,3,4,4,0,0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479" calcext:value-type="float">
            <text:p>0,2479</text:p>
          </table:table-cell>
          <table:table-cell office:value-type="float" office:value="0.439" calcext:value-type="float">
            <text:p>0,439</text:p>
          </table:table-cell>
          <table:table-cell office:value-type="float" office:value="0.304765" calcext:value-type="float">
            <text:p>0,304765</text:p>
          </table:table-cell>
          <table:table-cell office:value-type="string" calcext:value-type="string">
            <text:p>(3,4,4,0,2,0)</text:p>
          </table:table-cell>
          <table:table-cell office:value-type="string" calcext:value-type="string">
            <text:p>(1,4,3,4,0,0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4578" calcext:value-type="float">
            <text:p>0,4578</text:p>
          </table:table-cell>
          <table:table-cell office:value-type="float" office:value="0.361662" calcext:value-type="float">
            <text:p>0,361662</text:p>
          </table:table-cell>
          <table:table-cell office:value-type="string" calcext:value-type="string">
            <text:p>(4,4,2,0,3,0)</text:p>
          </table:table-cell>
          <table:table-cell office:value-type="string" calcext:value-type="string">
            <text:p>(4,3,2,4,0,0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03" calcext:value-type="float">
            <text:p>0,3303</text:p>
          </table:table-cell>
          <table:table-cell office:value-type="float" office:value="0.5293" calcext:value-type="float">
            <text:p>0,5293</text:p>
          </table:table-cell>
          <table:table-cell office:value-type="float" office:value="0.41158" calcext:value-type="float">
            <text:p>0,41158</text:p>
          </table:table-cell>
          <table:table-cell office:value-type="string" calcext:value-type="string">
            <text:p>(4,3,4,0,2,0)</text:p>
          </table:table-cell>
          <table:table-cell office:value-type="string" calcext:value-type="string">
            <text:p>(2,3,3,4,0,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181" calcext:value-type="float">
            <text:p>0,4181</text:p>
          </table:table-cell>
          <table:table-cell office:value-type="float" office:value="0.6076" calcext:value-type="float">
            <text:p>0,6076</text:p>
          </table:table-cell>
          <table:table-cell office:value-type="float" office:value="0.477313" calcext:value-type="float">
            <text:p>0,477313</text:p>
          </table:table-cell>
          <table:table-cell office:value-type="string" calcext:value-type="string">
            <text:p>(4,4,3,0,2,0)</text:p>
          </table:table-cell>
          <table:table-cell office:value-type="string" calcext:value-type="string">
            <text:p>(2,3,4,3,0,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96" calcext:value-type="float">
            <text:p>0,4896</text:p>
          </table:table-cell>
          <table:table-cell office:value-type="float" office:value="0.6911" calcext:value-type="float">
            <text:p>0,6911</text:p>
          </table:table-cell>
          <table:table-cell office:value-type="float" office:value="0.547264" calcext:value-type="float">
            <text:p>0,547264</text:p>
          </table:table-cell>
          <table:table-cell office:value-type="string" calcext:value-type="string">
            <text:p>(2,4,4,0,2,0)</text:p>
          </table:table-cell>
          <table:table-cell office:value-type="string" calcext:value-type="string">
            <text:p>(1,2,4,4,0,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601509" calcext:value-type="float">
            <text:p>0,601509</text:p>
          </table:table-cell>
          <table:table-cell office:value-type="string" calcext:value-type="string">
            <text:p>(4,3,1,1,3,0)</text:p>
          </table:table-cell>
          <table:table-cell office:value-type="string" calcext:value-type="string">
            <text:p>(3,3,2,4,0,0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69" calcext:value-type="float">
            <text:p>0,569</text:p>
          </table:table-cell>
          <table:table-cell office:value-type="float" office:value="0.7684" calcext:value-type="float">
            <text:p>0,7684</text:p>
          </table:table-cell>
          <table:table-cell office:value-type="float" office:value="0.65355" calcext:value-type="float">
            <text:p>0,65355</text:p>
          </table:table-cell>
          <table:table-cell office:value-type="string" calcext:value-type="string">
            <text:p>(3,3,4,0,2,0)</text:p>
          </table:table-cell>
          <table:table-cell office:value-type="string" calcext:value-type="string">
            <text:p>(2,4,4,2,0,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67" calcext:value-type="float">
            <text:p>0,6567</text:p>
          </table:table-cell>
          <table:table-cell office:value-type="float" office:value="0.8261" calcext:value-type="float">
            <text:p>0,8261</text:p>
          </table:table-cell>
          <table:table-cell office:value-type="float" office:value="0.712117" calcext:value-type="float">
            <text:p>0,712117</text:p>
          </table:table-cell>
          <table:table-cell office:value-type="string" calcext:value-type="string">
            <text:p>(4,2,4,0,2,0)</text:p>
          </table:table-cell>
          <table:table-cell office:value-type="string" calcext:value-type="string">
            <text:p>(1,4,2,4,0,0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765074" calcext:value-type="float">
            <text:p>0,765074</text:p>
          </table:table-cell>
          <table:table-cell office:value-type="string" calcext:value-type="string">
            <text:p>(4,4,1,0,3,0)</text:p>
          </table:table-cell>
          <table:table-cell office:value-type="string" calcext:value-type="string">
            <text:p>(0,2,4,4,0,0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06367" calcext:value-type="float">
            <text:p>0,806367</text:p>
          </table:table-cell>
          <table:table-cell office:value-type="string" calcext:value-type="string">
            <text:p>(4,3,3,0,2,0)</text:p>
          </table:table-cell>
          <table:table-cell office:value-type="string" calcext:value-type="string">
            <text:p>(2,3,2,4,0,0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4" calcext:value-type="float">
            <text:p>0,794</text:p>
          </table:table-cell>
          <table:table-cell office:value-type="float" office:value="0.9176" calcext:value-type="float">
            <text:p>0,9176</text:p>
          </table:table-cell>
          <table:table-cell office:value-type="float" office:value="0.846141" calcext:value-type="float">
            <text:p>0,846141</text:p>
          </table:table-cell>
          <table:table-cell office:value-type="string" calcext:value-type="string">
            <text:p>(4,4,2,0,2,0)</text:p>
          </table:table-cell>
          <table:table-cell office:value-type="string" calcext:value-type="string">
            <text:p>(1,1,4,4,0,0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487" calcext:value-type="float">
            <text:p>0,8487</text:p>
          </table:table-cell>
          <table:table-cell office:value-type="float" office:value="0.9468" calcext:value-type="float">
            <text:p>0,9468</text:p>
          </table:table-cell>
          <table:table-cell office:value-type="float" office:value="0.884349" calcext:value-type="float">
            <text:p>0,884349</text:p>
          </table:table-cell>
          <table:table-cell office:value-type="string" calcext:value-type="string">
            <text:p>(3,2,4,0,2,0)</text:p>
          </table:table-cell>
          <table:table-cell office:value-type="string" calcext:value-type="string">
            <text:p>(1,2,3,4,0,0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9508" calcext:value-type="float">
            <text:p>0,9508</text:p>
          </table:table-cell>
          <table:table-cell office:value-type="float" office:value="0.910577" calcext:value-type="float">
            <text:p>0,910577</text:p>
          </table:table-cell>
          <table:table-cell office:value-type="string" calcext:value-type="string">
            <text:p>(4,2,2,0,3,0)</text:p>
          </table:table-cell>
          <table:table-cell office:value-type="string" calcext:value-type="string">
            <text:p>(4,1,2,4,0,0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9692" calcext:value-type="float">
            <text:p>0,9692</text:p>
          </table:table-cell>
          <table:table-cell office:value-type="float" office:value="0.931315" calcext:value-type="float">
            <text:p>0,931315</text:p>
          </table:table-cell>
          <table:table-cell office:value-type="string" calcext:value-type="string">
            <text:p>(4,1,4,0,2,0)</text:p>
          </table:table-cell>
          <table:table-cell office:value-type="string" calcext:value-type="string">
            <text:p>(2,1,3,4,0,0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952349" calcext:value-type="float">
            <text:p>0,952349</text:p>
          </table:table-cell>
          <table:table-cell office:value-type="string" calcext:value-type="string">
            <text:p>(3,0,4,1,2,0)</text:p>
          </table:table-cell>
          <table:table-cell office:value-type="string" calcext:value-type="string">
            <text:p>(1,3,3,3,0,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37" calcext:value-type="float">
            <text:p>0,9337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6614" calcext:value-type="float">
            <text:p>0,96614</text:p>
          </table:table-cell>
          <table:table-cell office:value-type="string" calcext:value-type="string">
            <text:p>(4,4,0,0,3,0)</text:p>
          </table:table-cell>
          <table:table-cell office:value-type="string" calcext:value-type="string">
            <text:p>(0,2,3,4,0,0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29" calcext:value-type="float">
            <text:p>0,9529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75421" calcext:value-type="float">
            <text:p>0,975421</text:p>
          </table:table-cell>
          <table:table-cell office:value-type="string" calcext:value-type="string">
            <text:p>(4,3,2,0,2,0)</text:p>
          </table:table-cell>
          <table:table-cell office:value-type="string" calcext:value-type="string">
            <text:p>(4,4,4,0,0,0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84" calcext:value-type="float">
            <text:p>0,9684</text:p>
          </table:table-cell>
          <table:table-cell office:value-type="float" office:value="0.9955" calcext:value-type="float">
            <text:p>0,9955</text:p>
          </table:table-cell>
          <table:table-cell office:value-type="float" office:value="0.983123" calcext:value-type="float">
            <text:p>0,983123</text:p>
          </table:table-cell>
          <table:table-cell office:value-type="string" calcext:value-type="string">
            <text:p>(4,4,1,0,2,0)</text:p>
          </table:table-cell>
          <table:table-cell office:value-type="string" calcext:value-type="string">
            <text:p>(2,2,4,2,0,0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3" calcext:value-type="float">
            <text:p>0,983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989949" calcext:value-type="float">
            <text:p>0,989949</text:p>
          </table:table-cell>
          <table:table-cell office:value-type="string" calcext:value-type="string">
            <text:p>(2,4,2,0,2,0)</text:p>
          </table:table-cell>
          <table:table-cell office:value-type="string" calcext:value-type="string">
            <text:p>(1,2,2,4,0,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92702" calcext:value-type="float">
            <text:p>0,992702</text:p>
          </table:table-cell>
          <table:table-cell office:value-type="string" calcext:value-type="string">
            <text:p>(4,4,1,1,1,0)</text:p>
          </table:table-cell>
          <table:table-cell office:value-type="string" calcext:value-type="string">
            <text:p>(0,0,4,4,0,0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5696" calcext:value-type="float">
            <text:p>0,995696</text:p>
          </table:table-cell>
          <table:table-cell office:value-type="string" calcext:value-type="string">
            <text:p>(4,0,4,1,1,0)</text:p>
          </table:table-cell>
          <table:table-cell office:value-type="string" calcext:value-type="string">
            <text:p>(3,4,4,0,0,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47" calcext:value-type="float">
            <text:p>0,9947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7496" calcext:value-type="float">
            <text:p>0,997496</text:p>
          </table:table-cell>
          <table:table-cell office:value-type="string" calcext:value-type="string">
            <text:p>(2,4,3,0,1,0)</text:p>
          </table:table-cell>
          <table:table-cell office:value-type="string" calcext:value-type="string">
            <text:p>(4,3,4,0,0,0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73" calcext:value-type="float">
            <text:p>0,9973</text:p>
          </table:table-cell>
          <table:table-cell office:value-type="float" office:value="1" calcext:value-type="float">
            <text:p>1</text:p>
          </table:table-cell>
          <table:table-cell office:value-type="float" office:value="0.998693" calcext:value-type="float">
            <text:p>0,998693</text:p>
          </table:table-cell>
          <table:table-cell office:value-type="string" calcext:value-type="string">
            <text:p>(2,2,2,2,1,0)</text:p>
          </table:table-cell>
          <table:table-cell office:value-type="string" calcext:value-type="string">
            <text:p>(0,2,2,4,0,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71" calcext:value-type="float">
            <text:p>0,9971</text:p>
          </table:table-cell>
          <table:table-cell office:value-type="float" office:value="1" calcext:value-type="float">
            <text:p>1</text:p>
          </table:table-cell>
          <table:table-cell office:value-type="float" office:value="0.999167" calcext:value-type="float">
            <text:p>0,999167</text:p>
          </table:table-cell>
          <table:table-cell office:value-type="string" calcext:value-type="string">
            <text:p>(4,1,4,0,1,0)</text:p>
          </table:table-cell>
          <table:table-cell office:value-type="string" calcext:value-type="string">
            <text:p>(2,4,4,0,0,0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1" calcext:value-type="float">
            <text:p>1</text:p>
          </table:table-cell>
          <table:table-cell office:value-type="float" office:value="0.999562" calcext:value-type="float">
            <text:p>0,999562</text:p>
          </table:table-cell>
          <table:table-cell office:value-type="string" calcext:value-type="string">
            <text:p>(3,1,3,0,2,0)</text:p>
          </table:table-cell>
          <table:table-cell office:value-type="string" calcext:value-type="string">
            <text:p>(4,1,4,1,0,0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93" calcext:value-type="float">
            <text:p>0,9993</text:p>
          </table:table-cell>
          <table:table-cell office:value-type="float" office:value="1" calcext:value-type="float">
            <text:p>1</text:p>
          </table:table-cell>
          <table:table-cell office:value-type="float" office:value="0.999818" calcext:value-type="float">
            <text:p>0,999818</text:p>
          </table:table-cell>
          <table:table-cell office:value-type="string" calcext:value-type="string">
            <text:p>(2,2,4,0,1,0)</text:p>
          </table:table-cell>
          <table:table-cell office:value-type="string" calcext:value-type="string">
            <text:p>(3,3,4,0,0,0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95" calcext:value-type="float">
            <text:p>0,9995</text:p>
          </table:table-cell>
          <table:table-cell office:value-type="float" office:value="1" calcext:value-type="float">
            <text:p>1</text:p>
          </table:table-cell>
          <table:table-cell office:value-type="float" office:value="0.999881" calcext:value-type="float">
            <text:p>0,999881</text:p>
          </table:table-cell>
          <table:table-cell office:value-type="string" calcext:value-type="string">
            <text:p>(4,3,2,0,1,0)</text:p>
          </table:table-cell>
          <table:table-cell office:value-type="string" calcext:value-type="string">
            <text:p>(2,2,4,1,0,0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97" calcext:value-type="float">
            <text:p>0,9997</text:p>
          </table:table-cell>
          <table:table-cell office:value-type="float" office:value="1" calcext:value-type="float">
            <text:p>1</text:p>
          </table:table-cell>
          <table:table-cell office:value-type="float" office:value="0.999958" calcext:value-type="float">
            <text:p>0,999958</text:p>
          </table:table-cell>
          <table:table-cell office:value-type="string" calcext:value-type="string">
            <text:p>(4,0,0,0,4,0)</text:p>
          </table:table-cell>
          <table:table-cell office:value-type="string" calcext:value-type="string">
            <text:p>(3,4,3,0,0,0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99" calcext:value-type="float">
            <text:p>0,9999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,999991</text:p>
          </table:table-cell>
          <table:table-cell office:value-type="string" calcext:value-type="string">
            <text:p>(3,2,3,0,1,0)</text:p>
          </table:table-cell>
          <table:table-cell office:value-type="string" calcext:value-type="string">
            <text:p>(4,3,3,0,0,0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99" calcext:value-type="float">
            <text:p>0,9999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,999991</text:p>
          </table:table-cell>
          <table:table-cell office:value-type="string" calcext:value-type="string">
            <text:p>(1,2,4,0,1,0)</text:p>
          </table:table-cell>
          <table:table-cell office:value-type="string" calcext:value-type="string">
            <text:p>(2,3,4,0,0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00:00:11.35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8:54:12.772000000</meta:creation-date>
    <dc:date>2019-12-28T03:02:48.943000000</dc:date>
    <meta:editing-duration>PT3H7M7S</meta:editing-duration>
    <meta:editing-cycles>6</meta:editing-cycles>
    <meta:generator>LibreOffice/6.2.3.2$Windows_X86_64 LibreOffice_project/aecc05fe267cc68dde00352a451aa867b3b546ac</meta:generator>
    <meta:document-statistic meta:table-count="2" meta:cell-count="6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26cm" svg:height="16.05cm" xlink:href=".." xlink:type="simple" chart:class="chart:scatter" chart:column-mapping="0" chart:style-name="ch1">
        <chart:legend chart:legend-position="end" svg:x="25.859cm" svg:y="7.726cm" style:legend-expansion="high" chart:style-name="ch2"/>
        <chart:plot-area chart:style-name="ch3" table:cell-range-address="Arkusz1.A1:Arkusz1.A51 Arkusz1.E1:Arkusz1.E51" chart:data-source-has-labels="both" svg:x="1.581cm" svg:y="0.321cm" svg:width="23.708cm" svg:height="14.427cm">
          <chartooo:coordinate-region svg:x="1.819cm" svg:y="0.52cm" svg:width="23.283cm" svg:height="13.581cm"/>
          <chart:axis chart:dimension="x" chart:name="primary-x" chart:style-name="ch4" chartooo:axis-type="auto">
            <chart:title svg:x="12.412cm" svg:y="15.069cm" chart:style-name="ch5">
              <text:p>Indicator*100</text:p>
            </chart:title>
            <chart:categories table:cell-range-address="Arkusz1.A1:Arkusz1.A1"/>
          </chart:axis>
          <chart:axis chart:dimension="y" chart:name="primary-y" chart:style-name="ch4">
            <chart:title svg:x="0.451cm" svg:y="8.332cm" chart:style-name="ch6">
              <text:p>Difference</text:p>
            </chart:title>
            <chart:grid chart:style-name="ch7" chart:class="major"/>
          </chart:axis>
          <chart:series chart:style-name="ch8" chart:values-cell-range-address="Arkusz1.E2:Arkusz1.E51" chart:label-cell-address="Arkusz1.E1:Arkusz1.E1" chart:class="chart:scatter">
            <chart:domain table:cell-range-address="Arkusz1.A2:Arkusz1.A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ax-Min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*100</text:p>
                <draw:g>
                  <svg:desc>Arkusz1.A1:Arkusz1.A1</svg:desc>
                </draw:g>
              </table:table-cell>
              <table:table-cell office:value-type="float" office:value="-2">
                <text:p>-2</text:p>
                <draw:g>
                  <svg:desc>Arkusz1.A2:Arkusz1.A51</svg:desc>
                </draw:g>
              </table:table-cell>
              <table:table-cell office:value-type="float" office:value="0.0001">
                <text:p>0.0001</text:p>
                <draw:g>
                  <svg:desc>Arkusz1.E2:Arkusz1.E51</svg:desc>
                </draw:g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1219">
                <text:p>0.121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1253">
                <text:p>0.125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1911">
                <text:p>0.191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2015">
                <text:p>0.201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1785">
                <text:p>0.178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981000000000001">
                <text:p>0.098100000000000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979000000000001">
                <text:p>0.097900000000000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153000000000001">
                <text:p>0.0153000000000001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980000000000003">
                <text:p>0.00980000000000003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490000000000002">
                <text:p>0.0049000000000000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269999999999992">
                <text:p>0.0026999999999999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28999999999999">
                <text:p>0.002899999999999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139999999999996">
                <text:p>0.0013999999999999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0699999999999923">
                <text:p>0.00069999999999992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0499999999999945">
                <text:p>0.00049999999999994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0299999999999967">
                <text:p>0.00029999999999996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0099999999999989">
                <text:p>0.00009999999999998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0099999999999989">
                <text:p>0.000099999999999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26cm" svg:height="16.05cm" xlink:href=".." xlink:type="simple" chart:class="chart:scatter" chart:column-mapping="0" chart:style-name="ch1">
        <chart:legend chart:legend-position="end" svg:x="26.626cm" svg:y="7.726cm" style:legend-expansion="high" chart:style-name="ch2"/>
        <chart:plot-area chart:style-name="ch3" table:cell-range-address="Arkusz1.A1:Arkusz1.B51" chart:data-source-has-labels="both" svg:x="1.581cm" svg:y="0.321cm" svg:width="24.475cm" svg:height="14.427cm">
          <chartooo:coordinate-region svg:x="1.819cm" svg:y="0.521cm" svg:width="24.05cm" svg:height="13.58cm"/>
          <chart:axis chart:dimension="x" chart:name="primary-x" chart:style-name="ch4" chartooo:axis-type="auto">
            <chart:title svg:x="12.795cm" svg:y="15.069cm" chart:style-name="ch5">
              <text:p>Indicator*100</text:p>
            </chart:title>
            <chart:categories table:cell-range-address="Arkusz1.A1:Arkusz1.A1"/>
          </chart:axis>
          <chart:axis chart:dimension="y" chart:name="primary-y" chart:style-name="ch4">
            <chart:title svg:x="0.451cm" svg:y="8.332cm" chart:style-name="ch6">
              <text:p>Difference</text:p>
            </chart:title>
            <chart:grid chart:style-name="ch7" chart:class="major"/>
          </chart:axis>
          <chart:series chart:style-name="ch8" chart:values-cell-range-address="Arkusz1.B2:Arkusz1.B51" chart:label-cell-address="Arkusz1.B1:Arkusz1.B1" chart:class="chart:scatter">
            <chart:domain table:cell-range-address="Arkusz1.A2:Arkusz1.A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in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*100</text:p>
                <draw:g>
                  <svg:desc>Arkusz1.A1:Arkusz1.A1</svg:desc>
                </draw:g>
              </table:table-cell>
              <table:table-cell office:value-type="float" office:value="-2">
                <text:p>-2</text:p>
                <draw:g>
                  <svg:desc>Arkusz1.A2:Arkusz1.A51</svg:desc>
                </draw:g>
              </table:table-cell>
              <table:table-cell office:value-type="float" office:value="0">
                <text:p>0</text:p>
                <draw:g>
                  <svg:desc>Arkusz1.B2:Arkusz1.B51</svg:desc>
                </draw:g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946">
                <text:p>0.094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1494">
                <text:p>0.149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1881">
                <text:p>0.188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2479">
                <text:p>0.247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2622">
                <text:p>0.262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4181">
                <text:p>0.418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4896">
                <text:p>0.489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5201">
                <text:p>0.520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6567">
                <text:p>0.6567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7336">
                <text:p>0.733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8487">
                <text:p>0.848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8529">
                <text:p>0.8529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288">
                <text:p>0.928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529">
                <text:p>0.952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684">
                <text:p>0.968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898">
                <text:p>0.9898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947">
                <text:p>0.994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973">
                <text:p>0.9973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999">
                <text:p>0.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26cm" svg:height="16.05cm" xlink:href=".." xlink:type="simple" chart:class="chart:scatter" chart:column-mapping="0 2 1" chart:style-name="ch1">
        <chart:legend chart:legend-position="end" svg:x="26.521cm" svg:y="7.228cm" style:legend-expansion="high" chart:style-name="ch2"/>
        <chart:plot-area chart:style-name="ch3" table:cell-range-address="Arkusz1.A1:Arkusz1.D51" chart:data-source-has-labels="both" svg:x="1.581cm" svg:y="0.321cm" svg:width="24.37cm" svg:height="14.427cm">
          <chartooo:coordinate-region svg:x="1.819cm" svg:y="0.521cm" svg:width="23.946cm" svg:height="13.58cm"/>
          <chart:axis chart:dimension="x" chart:name="primary-x" chart:style-name="ch4" chartooo:axis-type="auto">
            <chart:title svg:x="12.743cm" svg:y="15.069cm" chart:style-name="ch5">
              <text:p>Indicator*100</text:p>
            </chart:title>
            <chart:categories table:cell-range-address="Arkusz1.A1:Arkusz1.A1"/>
          </chart:axis>
          <chart:axis chart:dimension="y" chart:name="primary-y" chart:style-name="ch4">
            <chart:title svg:x="0.451cm" svg:y="8.332cm" chart:style-name="ch6">
              <text:p>Difference</text:p>
            </chart:title>
            <chart:grid chart:style-name="ch7" chart:class="major"/>
          </chart:axis>
          <chart:series chart:style-name="ch8" chart:values-cell-range-address="Arkusz1.B2:Arkusz1.B51" chart:label-cell-address="Arkusz1.B1:Arkusz1.B1" chart:class="chart:scatter">
            <chart:domain table:cell-range-address="Arkusz1.A2:Arkusz1.A51"/>
            <chart:data-point chart:repeated="50"/>
          </chart:series>
          <chart:series chart:style-name="ch9" chart:values-cell-range-address="Arkusz1.D2:Arkusz1.D51" chart:label-cell-address="Arkusz1.D1:Arkusz1.D1" chart:class="chart:scatter">
            <chart:data-point chart:repeated="50"/>
          </chart:series>
          <chart:series chart:style-name="ch10" chart:values-cell-range-address="Arkusz1.C2:Arkusz1.C51" chart:label-cell-address="Arkusz1.C1:Arkusz1.C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in</text:p>
                <draw:g>
                  <svg:desc>Arkusz1.B1:Arkusz1.B1</svg:desc>
                </draw:g>
              </table:table-cell>
              <table:table-cell office:value-type="string">
                <text:p>Avg</text:p>
                <draw:g>
                  <svg:desc>Arkusz1.D1:Arkusz1.D1</svg:desc>
                </draw:g>
              </table:table-cell>
              <table:table-cell office:value-type="string">
                <text:p>Max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*100</text:p>
                <draw:g>
                  <svg:desc>Arkusz1.A1:Arkusz1.A1</svg:desc>
                </draw:g>
              </table:table-cell>
              <table:table-cell office:value-type="float" office:value="-2">
                <text:p>-2</text:p>
                <draw:g>
                  <svg:desc>Arkusz1.A2:Arkusz1.A51</svg:desc>
                </draw:g>
              </table:table-cell>
              <table:table-cell office:value-type="float" office:value="0">
                <text:p>0</text:p>
                <draw:g>
                  <svg:desc>Arkusz1.B2:Arkusz1.B51</svg:desc>
                </draw:g>
              </table:table-cell>
              <table:table-cell office:value-type="float" office:value="0.0000166667">
                <text:p>0.0000166667</text:p>
                <draw:g>
                  <svg:desc>Arkusz1.D2:Arkusz1.D51</svg:desc>
                </draw:g>
              </table:table-cell>
              <table:table-cell office:value-type="float" office:value="0.0001">
                <text:p>0.0001</text:p>
                <draw:g>
                  <svg:desc>Arkusz1.C2:Arkusz1.C51</svg:desc>
                </draw:g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.0000304348">
                <text:p>0.000030434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087">
                <text:p>0.0001108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31034">
                <text:p>0.00023103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057619">
                <text:p>0.0005761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6">
                <text:p>0.0006</text:p>
              </table:table-cell>
              <table:table-cell office:value-type="float" office:value="0.00118276">
                <text:p>0.00118276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11">
                <text:p>0.0011</text:p>
              </table:table-cell>
              <table:table-cell office:value-type="float" office:value="0.00200294">
                <text:p>0.00200294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23">
                <text:p>0.0023</text:p>
              </table:table-cell>
              <table:table-cell office:value-type="float" office:value="0.00390345">
                <text:p>0.0039034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31">
                <text:p>0.0031</text:p>
              </table:table-cell>
              <table:table-cell office:value-type="float" office:value="0.00605172">
                <text:p>0.00605172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54">
                <text:p>0.0054</text:p>
              </table:table-cell>
              <table:table-cell office:value-type="float" office:value="0.0102868">
                <text:p>0.0102868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07">
                <text:p>0.0107</text:p>
              </table:table-cell>
              <table:table-cell office:value-type="float" office:value="0.0160703">
                <text:p>0.0160703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134">
                <text:p>0.0134</text:p>
              </table:table-cell>
              <table:table-cell office:value-type="float" office:value="0.0247061">
                <text:p>0.0247061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231">
                <text:p>0.0231</text:p>
              </table:table-cell>
              <table:table-cell office:value-type="float" office:value="0.0358868">
                <text:p>0.035886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388">
                <text:p>0.0388</text:p>
              </table:table-cell>
              <table:table-cell office:value-type="float" office:value="0.0518405">
                <text:p>0.051840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582">
                <text:p>0.0582</text:p>
              </table:table-cell>
              <table:table-cell office:value-type="float" office:value="0.07325">
                <text:p>0.07325</text:p>
              </table:table-cell>
              <table:table-cell office:value-type="float" office:value="0.1097">
                <text:p>0.109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672">
                <text:p>0.0672</text:p>
              </table:table-cell>
              <table:table-cell office:value-type="float" office:value="0.0944865">
                <text:p>0.0944865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946">
                <text:p>0.0946</text:p>
              </table:table-cell>
              <table:table-cell office:value-type="float" office:value="0.126804">
                <text:p>0.126804</text:p>
              </table:table-cell>
              <table:table-cell office:value-type="float" office:value="0.2165">
                <text:p>0.216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365">
                <text:p>0.1365</text:p>
              </table:table-cell>
              <table:table-cell office:value-type="float" office:value="0.165364">
                <text:p>0.165364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1494">
                <text:p>0.1494</text:p>
              </table:table-cell>
              <table:table-cell office:value-type="float" office:value="0.207263">
                <text:p>0.207263</text:p>
              </table:table-cell>
              <table:table-cell office:value-type="float" office:value="0.2747">
                <text:p>0.2747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1881">
                <text:p>0.1881</text:p>
              </table:table-cell>
              <table:table-cell office:value-type="float" office:value="0.246009">
                <text:p>0.246009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2479">
                <text:p>0.2479</text:p>
              </table:table-cell>
              <table:table-cell office:value-type="float" office:value="0.304765">
                <text:p>0.304765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2622">
                <text:p>0.2622</text:p>
              </table:table-cell>
              <table:table-cell office:value-type="float" office:value="0.361662">
                <text:p>0.361662</text:p>
              </table:table-cell>
              <table:table-cell office:value-type="float" office:value="0.4578">
                <text:p>0.457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3303">
                <text:p>0.3303</text:p>
              </table:table-cell>
              <table:table-cell office:value-type="float" office:value="0.41158">
                <text:p>0.41158</text:p>
              </table:table-cell>
              <table:table-cell office:value-type="float" office:value="0.5293">
                <text:p>0.529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4181">
                <text:p>0.4181</text:p>
              </table:table-cell>
              <table:table-cell office:value-type="float" office:value="0.477313">
                <text:p>0.477313</text:p>
              </table:table-cell>
              <table:table-cell office:value-type="float" office:value="0.6076">
                <text:p>0.6076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4896">
                <text:p>0.4896</text:p>
              </table:table-cell>
              <table:table-cell office:value-type="float" office:value="0.547264">
                <text:p>0.547264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5201">
                <text:p>0.5201</text:p>
              </table:table-cell>
              <table:table-cell office:value-type="float" office:value="0.601509">
                <text:p>0.601509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569">
                <text:p>0.569</text:p>
              </table:table-cell>
              <table:table-cell office:value-type="float" office:value="0.65355">
                <text:p>0.65355</text:p>
              </table:table-cell>
              <table:table-cell office:value-type="float" office:value="0.7684">
                <text:p>0.768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6567">
                <text:p>0.6567</text:p>
              </table:table-cell>
              <table:table-cell office:value-type="float" office:value="0.712117">
                <text:p>0.712117</text:p>
              </table:table-cell>
              <table:table-cell office:value-type="float" office:value="0.8261">
                <text:p>0.826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6728">
                <text:p>0.6728</text:p>
              </table:table-cell>
              <table:table-cell office:value-type="float" office:value="0.765074">
                <text:p>0.765074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7336">
                <text:p>0.7336</text:p>
              </table:table-cell>
              <table:table-cell office:value-type="float" office:value="0.806367">
                <text:p>0.806367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794">
                <text:p>0.794</text:p>
              </table:table-cell>
              <table:table-cell office:value-type="float" office:value="0.846141">
                <text:p>0.846141</text:p>
              </table:table-cell>
              <table:table-cell office:value-type="float" office:value="0.9176">
                <text:p>0.917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8487">
                <text:p>0.8487</text:p>
              </table:table-cell>
              <table:table-cell office:value-type="float" office:value="0.884349">
                <text:p>0.884349</text:p>
              </table:table-cell>
              <table:table-cell office:value-type="float" office:value="0.9468">
                <text:p>0.946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8529">
                <text:p>0.8529</text:p>
              </table:table-cell>
              <table:table-cell office:value-type="float" office:value="0.910577">
                <text:p>0.910577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8965">
                <text:p>0.8965</text:p>
              </table:table-cell>
              <table:table-cell office:value-type="float" office:value="0.931315">
                <text:p>0.931315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288">
                <text:p>0.9288</text:p>
              </table:table-cell>
              <table:table-cell office:value-type="float" office:value="0.952349">
                <text:p>0.952349</text:p>
              </table:table-cell>
              <table:table-cell office:value-type="float" office:value="0.9821">
                <text:p>0.9821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337">
                <text:p>0.9337</text:p>
              </table:table-cell>
              <table:table-cell office:value-type="float" office:value="0.96614">
                <text:p>0.96614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529">
                <text:p>0.9529</text:p>
              </table:table-cell>
              <table:table-cell office:value-type="float" office:value="0.975421">
                <text:p>0.975421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684">
                <text:p>0.9684</text:p>
              </table:table-cell>
              <table:table-cell office:value-type="float" office:value="0.983123">
                <text:p>0.983123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83">
                <text:p>0.983</text:p>
              </table:table-cell>
              <table:table-cell office:value-type="float" office:value="0.989949">
                <text:p>0.989949</text:p>
              </table:table-cell>
              <table:table-cell office:value-type="float" office:value="0.9983">
                <text:p>0.998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805">
                <text:p>0.9805</text:p>
              </table:table-cell>
              <table:table-cell office:value-type="float" office:value="0.992702">
                <text:p>0.992702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898">
                <text:p>0.9898</text:p>
              </table:table-cell>
              <table:table-cell office:value-type="float" office:value="0.995696">
                <text:p>0.995696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947">
                <text:p>0.9947</text:p>
              </table:table-cell>
              <table:table-cell office:value-type="float" office:value="0.997496">
                <text:p>0.997496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973">
                <text:p>0.9973</text:p>
              </table:table-cell>
              <table:table-cell office:value-type="float" office:value="0.998693">
                <text:p>0.998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971">
                <text:p>0.9971</text:p>
              </table:table-cell>
              <table:table-cell office:value-type="float" office:value="0.999167">
                <text:p>0.99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986">
                <text:p>0.9986</text:p>
              </table:table-cell>
              <table:table-cell office:value-type="float" office:value="0.999562">
                <text:p>0.999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993">
                <text:p>0.9993</text:p>
              </table:table-cell>
              <table:table-cell office:value-type="float" office:value="0.999818">
                <text:p>0.999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995">
                <text:p>0.9995</text:p>
              </table:table-cell>
              <table:table-cell office:value-type="float" office:value="0.999881">
                <text:p>0.999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997">
                <text:p>0.9997</text:p>
              </table:table-cell>
              <table:table-cell office:value-type="float" office:value="0.999958">
                <text:p>0.999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999">
                <text:p>0.9999</text:p>
              </table:table-cell>
              <table:table-cell office:value-type="float" office:value="0.999991">
                <text:p>0.9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999">
                <text:p>0.9999</text:p>
              </table:table-cell>
              <table:table-cell office:value-type="float" office:value="0.999991">
                <text:p>0.9999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